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Bitstream Vera Sans" svg:font-family="'Bitstream Vera Sans', 'Lucida Grande', 'Trebuchet MS', sans-serif"/>
    <style:font-face style:name="OpenSymbol" svg:font-family="OpenSymbol"/>
    <style:font-face style:name="Tahoma2" svg:font-family="Tahoma"/>
    <style:font-face style:name="Times New Roman3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4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ize="14pt" fo:font-weight="normal" officeooo:rsid="00372afc" officeooo:paragraph-rsid="0020df9c" style:font-size-asian="14pt" style:font-weight-asian="normal" style:font-size-complex="14pt" style:font-weight-complex="normal"/>
    </style:style>
    <style:style style:name="P2" style:family="paragraph" style:parent-style-name="Title" style:master-page-name="First_20_Page">
      <style:paragraph-properties fo:text-align="center" style:justify-single-word="false" style:page-number="auto"/>
      <style:text-properties style:font-name="Times New Roman2" fo:font-size="16pt" fo:font-weight="bold" officeooo:rsid="0020df9c" officeooo:paragraph-rsid="0020df9c" style:font-size-asian="16pt" style:font-weight-asian="bold" style:font-size-complex="16pt" style:font-weight-complex="bold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Times New Roman2" fo:font-size="14pt" fo:font-weight="normal" officeooo:rsid="0020df9c" officeooo:paragraph-rsid="0020df9c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Times New Roman2" fo:font-size="14pt" fo:font-weight="normal" officeooo:rsid="0020df9c" officeooo:paragraph-rsid="00210b00" style:font-size-asian="14pt" style:font-weight-asian="normal" style:font-size-complex="14pt" style:font-weight-complex="normal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Times New Roman2" fo:font-size="14pt" fo:font-weight="normal" officeooo:rsid="00372afc" officeooo:paragraph-rsid="00210b00" style:font-size-asian="14pt" style:font-weight-asian="normal" style:font-size-complex="14pt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2" fo:font-size="14pt" fo:font-weight="normal" officeooo:rsid="00372afc" officeooo:paragraph-rsid="00220054" style:font-size-asian="14pt" style:font-weight-asian="normal" style:font-size-complex="14pt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2" fo:font-size="14pt" fo:font-weight="normal" officeooo:rsid="0016812d" officeooo:paragraph-rsid="00220054" style:font-size-asian="14pt" style:font-weight-asian="normal" style:font-size-complex="14pt" style:font-weight-complex="normal"/>
    </style:style>
    <style:style style:name="P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47a126" officeooo:paragraph-rsid="0022005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34cca" officeooo:paragraph-rsid="00234cc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220054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234cca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024de04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style:paragraph-properties fo:text-align="center" style:writing-mode="lr-tb"/>
      <style:text-properties fo:font-size="8.5pt" style:font-size-asian="8.5pt" style:font-size-complex="8.5pt"/>
    </style:style>
    <style:style style:name="P17" style:family="paragraph"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style:paragraph-properties fo:text-align="justify" style:writing-mode="lr-tb"/>
    </style:style>
    <style:style style:name="P19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font-name="Times New Roman2" fo:font-size="14pt" fo:font-weight="normal" officeooo:rsid="0016812d" style:font-size-asian="14pt" style:font-weight-asian="normal" style:font-size-complex="14pt" style:font-weight-complex="normal"/>
    </style:style>
    <style:style style:name="T2" style:family="text">
      <style:text-properties style:font-name="Times New Roman2" fo:font-size="14pt" fo:font-weight="normal" officeooo:rsid="00319157" style:font-size-asian="14pt" style:font-weight-asian="normal" style:font-size-complex="14pt" style:font-weight-complex="normal"/>
    </style:style>
    <style:style style:name="T3" style:family="text">
      <style:text-properties style:font-name="Times New Roman2" fo:font-size="14pt" fo:font-weight="normal" officeooo:rsid="0020df9c" style:font-size-asian="14pt" style:font-weight-asian="normal" style:font-size-complex="14pt" style:font-weight-complex="normal"/>
    </style:style>
    <style:style style:name="T4" style:family="text">
      <style:text-properties style:font-name="Times New Roman2" officeooo:rsid="0020df9c"/>
    </style:style>
    <style:style style:name="T5" style:family="text">
      <style:text-properties officeooo:rsid="00372afc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378759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220054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16812d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24595a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78759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47a126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34cca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font-name="Times New Roman3" fo:font-size="14pt" fo:letter-spacing="normal" fo:language="en" fo:country="US" fo:font-style="normal" style:text-underline-style="none" fo:font-weight="normal" officeooo:rsid="00234cca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officeooo:rsid="0024de04"/>
    </style:style>
    <style:style style:name="T15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16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17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18" style:family="text">
      <style:text-properties fo:color="#000000" style:font-name="ISOCPEUR" fo:font-size="11pt" fo:language="ru" fo:country="RU" fo:font-style="italic" style:font-name-asian="Times New Roman" style:font-size-asian="11pt" style:font-style-asian="italic" style:font-name-complex="Times New Roman" style:font-size-complex="11pt" style:language-complex="ar" style:country-complex="SA"/>
    </style:style>
    <style:style style:name="T19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20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21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22" style:family="text">
      <style:text-properties fo:color="#000000" style:font-name="ISOCPEUR" fo:font-size="14pt" fo:font-style="italic" style:font-name-asian="Times New Roman" style:font-size-asian="14pt" style:font-style-asian="italic" style:font-name-complex="Times New Roman" style:font-size-complex="14pt" style:language-complex="ar" style:country-complex="S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draw:g text:anchor-type="page" text:anchor-page-number="1" draw:z-index="0" draw:style-name="gr1">
        <draw:custom-shape draw:style-name="gr2" draw:text-style-name="P13" svg:width="18.303cm" svg:height="28.304cm" svg:x="1.702cm" svg:y="0.568cm">
          <text:p/>
          <draw:enhanced-geometry svg:viewBox="0 0 21600 21600" draw:type="rectangle" draw:enhanced-path="M 0 0 L 21600 0 21600 21600 0 21600 0 0 Z N"/>
        </draw:custom-shape>
        <draw:line draw:style-name="gr3" draw:text-style-name="P14" svg:x1="2.608cm" svg:y1="24.885cm" svg:x2="2.61cm" svg:y2="26.353cm">
          <text:p/>
        </draw:line>
        <draw:line draw:style-name="gr3" draw:text-style-name="P14" svg:x1="1.71cm" svg:y1="24.871cm" svg:x2="19.982cm" svg:y2="24.871cm">
          <text:p/>
        </draw:line>
        <draw:line draw:style-name="gr3" draw:text-style-name="P14" svg:x1="3.699cm" svg:y1="24.897cm" svg:x2="3.701cm" svg:y2="28.855cm">
          <text:p/>
        </draw:line>
        <draw:line draw:style-name="gr3" draw:text-style-name="P14" svg:x1="6.201cm" svg:y1="24.897cm" svg:x2="6.203cm" svg:y2="28.855cm">
          <text:p/>
        </draw:line>
        <draw:line draw:style-name="gr3" draw:text-style-name="P14" svg:x1="7.7cm" svg:y1="24.897cm" svg:x2="7.702cm" svg:y2="28.855cm">
          <text:p/>
        </draw:line>
        <draw:line draw:style-name="gr3" draw:text-style-name="P14" svg:x1="8.702cm" svg:y1="24.885cm" svg:x2="8.704cm" svg:y2="28.841cm">
          <text:p/>
        </draw:line>
        <draw:line draw:style-name="gr3" draw:text-style-name="P14" svg:x1="16.204cm" svg:y1="26.379cm" svg:x2="16.208cm" svg:y2="27.36cm">
          <text:p/>
        </draw:line>
        <draw:line draw:style-name="gr4" draw:text-style-name="P14" svg:x1="1.71cm" svg:y1="27.869cm" svg:x2="8.683cm" svg:y2="27.871cm">
          <text:p/>
        </draw:line>
        <draw:line draw:style-name="gr4" draw:text-style-name="P14" svg:x1="1.71cm" svg:y1="28.37cm" svg:x2="8.683cm" svg:y2="28.37cm">
          <text:p/>
        </draw:line>
        <draw:frame draw:style-name="gr5" draw:text-style-name="P14" svg:width="0.809cm" svg:height="0.436cm" svg:x="1.751cm" svg:y="25.905cm">
          <draw:text-box>
            <text:p text:style-name="P14"><text:span text:style-name="T15">Изм</text:span></text:p>
          </draw:text-box>
        </draw:frame>
        <draw:frame draw:style-name="gr5" draw:text-style-name="P14" svg:width="1.006cm" svg:height="0.436cm" svg:x="2.663cm" svg:y="25.905cm">
          <draw:text-box>
            <text:p text:style-name="P14"><text:span text:style-name="T15">Лист</text:span></text:p>
          </draw:text-box>
        </draw:frame>
        <draw:frame draw:style-name="gr5" draw:text-style-name="P14" svg:width="2.354cm" svg:height="0.436cm" svg:x="3.776cm" svg:y="25.905cm">
          <draw:text-box>
            <text:p text:style-name="P14"><text:span text:style-name="T15">№ </text:span><text:span text:style-name="T15">докум.</text:span></text:p>
          </draw:text-box>
        </draw:frame>
        <draw:frame draw:style-name="gr5" draw:text-style-name="P15" svg:width="1.403cm" svg:height="0.436cm" svg:x="6.251cm" svg:y="25.905cm">
          <draw:text-box>
            <text:p text:style-name="P14"><text:span text:style-name="T16">Подпись</text:span></text:p>
          </draw:text-box>
        </draw:frame>
        <draw:frame draw:style-name="gr5" draw:text-style-name="P16" svg:width="0.914cm" svg:height="0.436cm" svg:x="7.745cm" svg:y="25.905cm">
          <draw:text-box>
            <text:p text:style-name="P14"><text:span text:style-name="T17">Дата</text:span></text:p>
          </draw:text-box>
        </draw:frame>
        <draw:frame draw:style-name="gr5" draw:text-style-name="P14" svg:width="1.35cm" svg:height="0.436cm" svg:x="16.266cm" svg:y="26.395cm">
          <draw:text-box>
            <text:p text:style-name="P14"><text:span text:style-name="T15">Лист</text:span></text:p>
          </draw:text-box>
        </draw:frame>
        <draw:custom-shape draw:style-name="gr6" draw:text-style-name="P13" svg:width="1.35cm" svg:height="0.438cm" svg:x="16.277cm" svg:y="26.922cm">
          <text:p/>
          <draw:enhanced-geometry svg:viewBox="0 0 21600 21600" draw:type="mso-spt202" draw:enhanced-path="M 0 0 L 21600 0 21600 21600 0 21600 0 0 Z N"/>
        </draw:custom-shape>
        <draw:frame draw:style-name="gr5" draw:text-style-name="P17" svg:width="11.127cm" svg:height="0.675cm" svg:x="8.803cm" svg:y="25.307cm">
          <draw:text-box>
            <text:p text:style-name="P17"><text:span text:style-name="T18">Список литературы</text:span></text:p>
          </draw:text-box>
        </draw:frame>
        <draw:line draw:style-name="gr3" draw:text-style-name="P14" svg:x1="1.713cm" svg:y1="26.37cm" svg:x2="19.985cm" svg:y2="26.37cm">
          <text:p/>
        </draw:line>
        <draw:line draw:style-name="gr3" draw:text-style-name="P14" svg:x1="1.72cm" svg:y1="25.876cm" svg:x2="8.693cm" svg:y2="25.876cm">
          <text:p/>
        </draw:line>
        <draw:line draw:style-name="gr4" draw:text-style-name="P14" svg:x1="1.71cm" svg:y1="25.37cm" svg:x2="8.683cm" svg:y2="25.37cm">
          <text:p/>
        </draw:line>
        <draw:line draw:style-name="gr4" draw:text-style-name="P14" svg:x1="1.71cm" svg:y1="27.37cm" svg:x2="8.683cm" svg:y2="27.37cm">
          <text:p/>
        </draw:line>
        <draw:line draw:style-name="gr4" draw:text-style-name="P14" svg:x1="1.71cm" svg:y1="26.866cm" svg:x2="8.683cm" svg:y2="26.866cm">
          <text:p/>
        </draw:line>
        <draw:g draw:style-name="gr7">
          <draw:frame draw:style-name="gr5" draw:text-style-name="P18" svg:width="1.945cm" svg:height="0.438cm" svg:x="1.727cm" svg:y="26.418cm">
            <draw:text-box>
              <text:p text:style-name="P18"><text:span text:style-name="T15"><text:s/></text:span><text:span text:style-name="T15">Разраб.</text:span></text:p>
            </draw:text-box>
          </draw:frame>
        </draw:g>
        <draw:g draw:style-name="gr7">
          <draw:frame draw:style-name="gr5" draw:text-style-name="P18" svg:width="1.945cm" svg:height="0.436cm" svg:x="1.727cm" svg:y="26.899cm">
            <draw:text-box>
              <text:p text:style-name="P18"><text:span text:style-name="T15"><text:s/></text:span><text:span text:style-name="T19">Руковод</text:span><text:span text:style-name="T15">.</text:span></text:p>
            </draw:text-box>
          </draw:frame>
        </draw:g>
        <draw:g draw:style-name="gr7">
          <draw:frame draw:style-name="gr5" draw:text-style-name="P18" svg:width="1.945cm" svg:height="0.436cm" svg:x="1.727cm" svg:y="27.402cm">
            <draw:text-box>
              <text:p text:style-name="P18"><text:span text:style-name="T19"><text:s/></text:span><text:span text:style-name="T19">Консул</text:span><text:span text:style-name="T15">.</text:span></text:p>
            </draw:text-box>
          </draw:frame>
        </draw:g>
        <draw:g draw:style-name="gr7">
          <draw:frame draw:style-name="gr5" draw:text-style-name="P18" svg:width="1.945cm" svg:height="0.438cm" svg:x="1.727cm" svg:y="27.899cm">
            <draw:text-box>
              <text:p text:style-name="P18"><text:span text:style-name="T15"><text:s/></text:span><text:span text:style-name="T15">Н. Контр.</text:span></text:p>
            </draw:text-box>
          </draw:frame>
          <draw:custom-shape draw:style-name="gr6" draw:text-style-name="P13" svg:width="2.352cm" svg:height="0.438cm" svg:x="3.773cm" svg:y="27.899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18" svg:width="1.945cm" svg:height="0.436cm" svg:x="1.727cm" svg:y="28.379cm">
            <draw:text-box>
              <text:p text:style-name="P18"><text:span text:style-name="T15"><text:s/></text:span><text:span text:style-name="T19">Зав.каф</text:span><text:span text:style-name="T15">.</text:span></text:p>
            </draw:text-box>
          </draw:frame>
          <draw:frame draw:style-name="gr5" draw:text-style-name="P18" svg:width="2.352cm" svg:height="0.436cm" svg:x="3.771cm" svg:y="28.379cm">
            <draw:text-box>
              <text:p text:style-name="P18"><text:span text:style-name="T19">Поляков В.М.</text:span></text:p>
            </draw:text-box>
          </draw:frame>
        </draw:g>
        <draw:line draw:style-name="gr3" draw:text-style-name="P14" svg:x1="14.703cm" svg:y1="26.379cm" svg:x2="14.705cm" svg:y2="28.841cm">
          <text:p/>
        </draw:line>
        <draw:frame draw:style-name="gr5" draw:text-style-name="P14" svg:width="5.758cm" svg:height="2.276cm" svg:x="8.828cm" svg:y="26.485cm">
          <draw:text-box>
            <text:p text:style-name="P14"><text:span text:style-name="T20">ПРОГРАММНОЕ ОБЕСПЕЧЕНИЕ ДЛЯ АВТОМАТИЧЕСКОЙ АВТОРИЗАЦИИ ПОЛЬЗОВАТЕЛЕЙ ОС UNIX</text:span></text:p>
          </draw:text-box>
        </draw:frame>
        <draw:line draw:style-name="gr3" draw:text-style-name="P14" svg:x1="14.715cm" svg:y1="26.871cm" svg:x2="19.994cm" svg:y2="26.871cm">
          <text:p/>
        </draw:line>
        <draw:line draw:style-name="gr3" draw:text-style-name="P14" svg:x1="14.711cm" svg:y1="27.37cm" svg:x2="19.99cm" svg:y2="27.372cm">
          <text:p/>
        </draw:line>
        <draw:line draw:style-name="gr3" draw:text-style-name="P14" svg:x1="17.703cm" svg:y1="26.379cm" svg:x2="17.705cm" svg:y2="27.36cm">
          <text:p/>
        </draw:line>
        <draw:frame draw:style-name="gr5" draw:text-style-name="P14" svg:width="1.348cm" svg:height="0.436cm" svg:x="14.783cm" svg:y="26.395cm">
          <draw:text-box>
            <text:p text:style-name="P14"><text:span text:style-name="T15">Лит.</text:span></text:p>
          </draw:text-box>
        </draw:frame>
        <draw:frame draw:style-name="gr5" draw:text-style-name="P14" svg:width="2.13cm" svg:height="0.436cm" svg:x="17.776cm" svg:y="26.395cm">
          <draw:text-box>
            <text:p text:style-name="P14"><text:span text:style-name="T15">Листов</text:span></text:p>
          </draw:text-box>
        </draw:frame>
        <draw:custom-shape draw:style-name="gr6" draw:text-style-name="P13" svg:width="2.128cm" svg:height="0.436cm" svg:x="17.799cm" svg:y="26.906cm">
          <text:p/>
          <draw:enhanced-geometry svg:viewBox="0 0 21600 21600" draw:type="mso-spt202" draw:enhanced-path="M 0 0 L 21600 0 21600 21600 0 21600 0 0 Z N"/>
        </draw:custom-shape>
        <draw:line draw:style-name="gr4" draw:text-style-name="P14" svg:x1="15.206cm" svg:y1="26.883cm" svg:x2="15.208cm" svg:y2="27.361cm">
          <text:p/>
        </draw:line>
        <draw:line draw:style-name="gr4" draw:text-style-name="P14" svg:x1="15.703cm" svg:y1="26.883cm" svg:x2="15.705cm" svg:y2="27.361cm">
          <text:p/>
        </draw:line>
        <draw:frame draw:style-name="gr5" draw:text-style-name="P14" svg:width="5.134cm" svg:height="0.623cm" svg:x="14.783cm" svg:y="27.758cm">
          <draw:text-box>
            <text:p text:style-name="P14"><text:span text:style-name="T21">СКФ БГТУ им. В.Г.Шухова, ПВ-41</text:span></text:p>
          </draw:text-box>
        </draw:frame>
      </draw:g>
      <draw:g text:anchor-type="page" text:anchor-page-number="2" draw:z-index="1" draw:style-name="gr1">
        <draw:custom-shape draw:style-name="gr2" draw:text-style-name="P13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14" svg:x1="2.612cm" svg:y1="27.543cm" svg:x2="2.614cm" svg:y2="29.014cm">
          <text:p/>
        </draw:line>
        <draw:line draw:style-name="gr3" draw:text-style-name="P14" svg:x1="1.621cm" svg:y1="27.529cm" svg:x2="19.893cm" svg:y2="27.529cm">
          <text:p/>
        </draw:line>
        <draw:line draw:style-name="gr3" draw:text-style-name="P14" svg:x1="3.612cm" svg:y1="27.543cm" svg:x2="3.614cm" svg:y2="29.014cm">
          <text:p/>
        </draw:line>
        <draw:line draw:style-name="gr3" draw:text-style-name="P14" svg:x1="6.112cm" svg:y1="27.543cm" svg:x2="6.114cm" svg:y2="29.014cm">
          <text:p/>
        </draw:line>
        <draw:line draw:style-name="gr3" draw:text-style-name="P14" svg:x1="7.611cm" svg:y1="27.559cm" svg:x2="7.613cm" svg:y2="29.016cm">
          <text:p/>
        </draw:line>
        <draw:line draw:style-name="gr3" draw:text-style-name="P14" svg:x1="8.613cm" svg:y1="27.543cm" svg:x2="8.615cm" svg:y2="29cm">
          <text:p/>
        </draw:line>
        <draw:line draw:style-name="gr3" draw:text-style-name="P14" svg:x1="18.912cm" svg:y1="27.543cm" svg:x2="18.916cm" svg:y2="29.014cm">
          <text:p/>
        </draw:line>
        <draw:line draw:style-name="gr4" draw:text-style-name="P14" svg:x1="1.621cm" svg:y1="28.028cm" svg:x2="8.594cm" svg:y2="28.03cm">
          <text:p/>
        </draw:line>
        <draw:line draw:style-name="gr3" draw:text-style-name="P14" svg:x1="1.621cm" svg:y1="28.529cm" svg:x2="8.594cm" svg:y2="28.529cm">
          <text:p/>
        </draw:line>
        <draw:line draw:style-name="gr4" draw:text-style-name="P14" svg:x1="18.925cm" svg:y1="28.037cm" svg:x2="19.904cm" svg:y2="28.037cm">
          <text:p/>
        </draw:line>
        <draw:frame draw:style-name="gr5" draw:text-style-name="P14" svg:width="0.914cm" svg:height="0.436cm" svg:x="1.661cm" svg:y="28.538cm">
          <draw:text-box>
            <text:p text:style-name="P14"><text:span text:style-name="T15">Изм.</text:span></text:p>
          </draw:text-box>
        </draw:frame>
        <draw:frame draw:style-name="gr5" draw:text-style-name="P14" svg:width="0.916cm" svg:height="0.436cm" svg:x="2.642cm" svg:y="28.538cm">
          <draw:text-box>
            <text:p text:style-name="P14"><text:span text:style-name="T15">Лист</text:span></text:p>
          </draw:text-box>
        </draw:frame>
        <draw:frame draw:style-name="gr5" draw:text-style-name="P14" svg:width="2.354cm" svg:height="0.436cm" svg:x="3.686cm" svg:y="28.538cm">
          <draw:text-box>
            <text:p text:style-name="P14"><text:span text:style-name="T15">№ </text:span><text:span text:style-name="T15">докум.</text:span></text:p>
          </draw:text-box>
        </draw:frame>
        <draw:frame draw:style-name="gr5" draw:text-style-name="P14" svg:width="1.403cm" svg:height="0.436cm" svg:x="6.161cm" svg:y="28.538cm">
          <draw:text-box>
            <text:p text:style-name="P14"><text:span text:style-name="T16">Подпись</text:span></text:p>
          </draw:text-box>
        </draw:frame>
        <draw:frame draw:style-name="gr5" draw:text-style-name="P16" svg:width="0.914cm" svg:height="0.436cm" svg:x="7.655cm" svg:y="28.538cm">
          <draw:text-box>
            <text:p text:style-name="P14"><text:span text:style-name="T17">Дата</text:span></text:p>
          </draw:text-box>
        </draw:frame>
        <draw:frame draw:style-name="gr5" draw:text-style-name="P14" svg:width="0.916cm" svg:height="0.436cm" svg:x="18.942cm" svg:y="27.572cm">
          <draw:text-box>
            <text:p text:style-name="P14"><text:span text:style-name="T15">Лист</text:span></text:p>
          </draw:text-box>
        </draw:frame>
        <draw:custom-shape draw:style-name="gr6" draw:text-style-name="P13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19" svg:width="10.134cm" svg:height="0.675cm" svg:x="8.689cm" svg:y="27.928cm">
          <draw:text-box>
            <text:p text:style-name="P19"><text:span text:style-name="T22">Список литературы</text:span></text:p>
          </draw:text-box>
        </draw:frame>
      </draw:g>
      <draw:g text:anchor-type="page" text:anchor-page-number="3" draw:z-index="2" draw:style-name="gr1">
        <draw:custom-shape draw:style-name="gr2" draw:text-style-name="P13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14" svg:x1="2.612cm" svg:y1="27.543cm" svg:x2="2.614cm" svg:y2="29.014cm">
          <text:p/>
        </draw:line>
        <draw:line draw:style-name="gr3" draw:text-style-name="P14" svg:x1="1.621cm" svg:y1="27.529cm" svg:x2="19.893cm" svg:y2="27.529cm">
          <text:p/>
        </draw:line>
        <draw:line draw:style-name="gr3" draw:text-style-name="P14" svg:x1="3.612cm" svg:y1="27.543cm" svg:x2="3.614cm" svg:y2="29.014cm">
          <text:p/>
        </draw:line>
        <draw:line draw:style-name="gr3" draw:text-style-name="P14" svg:x1="6.112cm" svg:y1="27.543cm" svg:x2="6.114cm" svg:y2="29.014cm">
          <text:p/>
        </draw:line>
        <draw:line draw:style-name="gr3" draw:text-style-name="P14" svg:x1="7.611cm" svg:y1="27.559cm" svg:x2="7.613cm" svg:y2="29.016cm">
          <text:p/>
        </draw:line>
        <draw:line draw:style-name="gr3" draw:text-style-name="P14" svg:x1="8.613cm" svg:y1="27.543cm" svg:x2="8.615cm" svg:y2="29cm">
          <text:p/>
        </draw:line>
        <draw:line draw:style-name="gr3" draw:text-style-name="P14" svg:x1="18.912cm" svg:y1="27.543cm" svg:x2="18.916cm" svg:y2="29.014cm">
          <text:p/>
        </draw:line>
        <draw:line draw:style-name="gr4" draw:text-style-name="P14" svg:x1="1.621cm" svg:y1="28.028cm" svg:x2="8.594cm" svg:y2="28.03cm">
          <text:p/>
        </draw:line>
        <draw:line draw:style-name="gr3" draw:text-style-name="P14" svg:x1="1.621cm" svg:y1="28.529cm" svg:x2="8.594cm" svg:y2="28.529cm">
          <text:p/>
        </draw:line>
        <draw:line draw:style-name="gr4" draw:text-style-name="P14" svg:x1="18.925cm" svg:y1="28.037cm" svg:x2="19.904cm" svg:y2="28.037cm">
          <text:p/>
        </draw:line>
        <draw:frame draw:style-name="gr5" draw:text-style-name="P14" svg:width="0.914cm" svg:height="0.436cm" svg:x="1.661cm" svg:y="28.538cm">
          <draw:text-box>
            <text:p text:style-name="P14"><text:span text:style-name="T15">Изм.</text:span></text:p>
          </draw:text-box>
        </draw:frame>
        <draw:frame draw:style-name="gr5" draw:text-style-name="P14" svg:width="0.916cm" svg:height="0.436cm" svg:x="2.642cm" svg:y="28.538cm">
          <draw:text-box>
            <text:p text:style-name="P14"><text:span text:style-name="T15">Лист</text:span></text:p>
          </draw:text-box>
        </draw:frame>
        <draw:frame draw:style-name="gr5" draw:text-style-name="P14" svg:width="2.354cm" svg:height="0.436cm" svg:x="3.686cm" svg:y="28.538cm">
          <draw:text-box>
            <text:p text:style-name="P14"><text:span text:style-name="T15">№ </text:span><text:span text:style-name="T15">докум.</text:span></text:p>
          </draw:text-box>
        </draw:frame>
        <draw:frame draw:style-name="gr5" draw:text-style-name="P14" svg:width="1.403cm" svg:height="0.436cm" svg:x="6.161cm" svg:y="28.538cm">
          <draw:text-box>
            <text:p text:style-name="P14"><text:span text:style-name="T16">Подпись</text:span></text:p>
          </draw:text-box>
        </draw:frame>
        <draw:frame draw:style-name="gr5" draw:text-style-name="P16" svg:width="0.914cm" svg:height="0.436cm" svg:x="7.655cm" svg:y="28.538cm">
          <draw:text-box>
            <text:p text:style-name="P14"><text:span text:style-name="T17">Дата</text:span></text:p>
          </draw:text-box>
        </draw:frame>
        <draw:frame draw:style-name="gr5" draw:text-style-name="P14" svg:width="0.916cm" svg:height="0.436cm" svg:x="18.942cm" svg:y="27.572cm">
          <draw:text-box>
            <text:p text:style-name="P14"><text:span text:style-name="T15">Лист</text:span></text:p>
          </draw:text-box>
        </draw:frame>
        <draw:custom-shape draw:style-name="gr6" draw:text-style-name="P13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19" svg:width="10.134cm" svg:height="0.675cm" svg:x="8.689cm" svg:y="27.928cm">
          <draw:text-box>
            <text:p text:style-name="P19"><text:span text:style-name="T22">Список литературы</text:span></text:p>
          </draw:text-box>
        </draw:frame>
      </draw:g>
      <text:h text:style-name="P2" text:outline-level="1" text:is-list-header="true">Список литературы</text:h>
      <text:list xml:id="list316624320" text:style-name="L1">
        <text:list-item>
          <text:p text:style-name="P1">Принятие решений. Метод анализа иерархий / Т. Саати – Москва «Ра<text:span text:style-name="T4">дио и связь», 1993. – 278с. </text:span></text:p>
        </text:list-item>
        <text:list-item>
          <text:p text:style-name="P3">Б. Страуструп. 2.1. Что такое C++? // Язык программирования C++. Указ. соч. — С. 57.</text:p>
        </text:list-item>
        <text:list-item>
          <text:p text:style-name="P3">C++ The Complete Reference Third Edition. — Osborne McGraw-Hill. — ISBN 978-0078824760</text:p>
        </text:list-item>
        <text:list-item>
          <text:p text:style-name="P3"><text:span text:style-name="T14">Популярность языков программирования</text:span> http://www.langpop.com/ (2011).</text:p>
        </text:list-item>
        <text:list-item>
          <text:p text:style-name="P12"><text:span text:style-name="T3">Оценка языков программирования сообществом TIOBE <text:s/></text:span><text:a xlink:type="simple" xlink:href="http://www.tiobe.com/index.php/content/paperinfo/tpci/index.html"><text:span text:style-name="T3">http://www.tiobe.com/index.php/content/paperinfo/tpci/index.html</text:span></text:a><text:span text:style-name="T3"> (2011).</text:span></text:p>
        </text:list-item>
        <text:list-item>
          <text:p text:style-name="P4"><text:span text:style-name="T14">KDE TechBase </text:span><text:a xlink:type="simple" xlink:href="http://developer.kde.org/language-bindings/ruby/index.html"><text:span text:style-name="T5">http://developer.kde.org/language-bindings/ruby/index.html</text:span></text:a><text:span text:style-name="T5"> (2011)</text:span></text:p>
        </text:list-item>
        <text:list-item>
          <text:p text:style-name="P4"><text:span text:style-name="T14">Программное обеспечение QT </text:span><text:a xlink:type="simple" xlink:href="http://www.qtsoftware.com/products/qt/jambi/"><text:span text:style-name="T5">http://www.qtsoftware.com/products/qt/jambi/</text:span></text:a><text:span text:style-name="T5"> (2011)</text:span></text:p>
        </text:list-item>
        <text:list-item>
          <text:p text:style-name="P5">Bradsky G., Kaehler A. Learning OpenCV — O’Reilly, 2008. — C. 1 — ISBN 978-0-596-51613-0</text:p>
        </text:list-item>
        <text:list-item>
          <text:p text:style-name="P6">G. Yang and T. S. Huang, “ Human Face Detection in Complex Background,” Pattern Recognition, vol. 27, no. 1, pp. 53-63, 1994.</text:p>
        </text:list-item>
        <text:list-item>
          <text:p text:style-name="P6"><text:s/>C. Kotropoulos and I. Pitas, “ Rule-Based Face Detection in Frontal Views ,” Proc. Int’l Conf. Acoustics, Speech and Signal Processing, vol. 4, pp. 2537-2540, 1997.</text:p>
        </text:list-item>
        <text:list-item>
          <text:p text:style-name="P6"><text:s/>T. Sakai, M. Nagao, and S. Fujibayashi, “Line Extraction and Pattern Detection in a Photograph ,” Pattern Recognition, vol. 1, pp. 233-248, 1969. </text:p>
        </text:list-item>
        <text:list-item>
          <text:p text:style-name="P6"><text:s/>I. Craw, H. Ellis, and J. Lishman, “Automatic Extraction of Face Features,” Pattern Recognition Letters, vol. 5, pp. 183-187, 1987.</text:p>
        </text:list-item>
        <text:list-item>
          <text:p text:style-name="P7"><text:soft-page-break/><text:s/>V. Govindaraju, “ Locating Human Faces in Photographs ,” Int’l J. Computer Vision, vol. 19, no. 2, pp. 129-146, 1996. </text:p>
        </text:list-item>
        <text:list-item>
          <text:p text:style-name="P7"><text:s/>H. A. Rowley, S. Baluja, and T. Kanade, “ Neural network-based face detection ,” IEEE Trans. Pattern Anal. Mach. Intell. 20, pp. 23-38., January 1998</text:p>
        </text:list-item>
        <text:list-item>
          <text:p text:style-name="P10"><text:span text:style-name="T1"><text:s/></text:span><text:span text:style-name="T2">P. Juell and R. Marsh, “ A hierarchical neural network for human face detection,” Pattern Recog. 29, pp. 781-787, 1996.</text:span></text:p>
        </text:list-item>
        <text:list-item>
          <text:p text:style-name="P10"><text:span text:style-name="T2"><text:s/></text:span><text:span text:style-name="T1">S.-H. Lin, S.-Y. Kung, and L.-J. Lin, “ Face recognition/detection by probabilistic decision-based neural network ,” IEEE Trans. Neural Networks 8, pp. 114-132., 1997</text:span></text:p>
        </text:list-item>
        <text:list-item>
          <text:p text:style-name="P10"><text:span text:style-name="T1"><text:s/></text:span><text:span text:style-name="T6">Moody J., Darken C.J. Fast Learning In Netwoks of Locally Tuned Processing Units // Neural Computation. – 1989. – No 1. – P. 281–284.</text:span><text:span text:style-name="T7">'</text:span></text:p>
        </text:list-item>
        <text:list-item>
          <text:p text:style-name="P10"><text:span text:style-name="T7"><text:s/></text:span><text:span text:style-name="T6">Haddadnia J., Faez K. Human face Recognition Using Radial Basis Function Neural Network // Proc. of 3rd International Conf. on Human and Computer. – Aizu, Japan, 6–9 Sept. 2000. – P. 137–142.</text:span></text:p>
        </text:list-item>
        <text:list-item>
          <text:p text:style-name="P10"><text:span text:style-name="T6"><text:s/></text:span><text:span text:style-name="T8">Lin S.H., Kung S.Y., Lin L.J. Face Recognition/Detection by Probabilistic Decision-Based Neural Network // IEEE Trans. Neural Networks. – 1997. – V. 8. – No 1. – P. 114–132.</text:span></text:p>
        </text:list-item>
        <text:list-item>
          <text:p text:style-name="P10"><text:span text:style-name="T8"><text:s/></text:span><text:span text:style-name="T6">LeCun Y. Generalization and network design strategies // Proc. Of the Intern. Conf. Connectionism in Perspective. – University of Zurich, 10–13 October 1988. – P. 143–155.</text:span></text:p>
        </text:list-item>
        <text:list-item>
          <text:p text:style-name="P10"><text:span text:style-name="T6"><text:s/></text:span><text:span text:style-name="T9">Рутковская Д., Пилиньский М., Рутковский Л. Нейронные сети, генетические алгоритмы и нечеткие системы: Пер. с польск. И.Д. Рудинского. М.: Горячая линия — Телеком, 2006. 452 с.:ил.</text:span></text:p>
        </text:list-item>
        <text:list-item>
          <text:p text:style-name="P10"><text:span text:style-name="T9"><text:s/></text:span><text:span text:style-name="T10">Herrera F., Lozano M., Verdegay J.L. Tackling real-coded genetic algorithms: operators and tools for the behaviour analysis // Artificial Intelligence Review, </text:span><text:span text:style-name="T10">Vol. 12, No. 4, 1998. - P. 265-319.</text:span></text:p>
        </text:list-item>
        <text:list-item>
          <text:p text:style-name="P10"><text:soft-page-break/><text:span text:style-name="T10"><text:s/></text:span><text:span text:style-name="T11">Michalewicz Z. Genetic Algorithms, Numerical Optimization and Constraints, Proceedings of the 6th International Conference on Genetic Algorithms, Pittsburgh, July 15-19, 1995. - P. 151-158.</text:span></text:p>
        </text:list-item>
        <text:list-item>
          <text:p text:style-name="P8"><text:s/>Wright A. Genetic algorithms for real parameter optimization // Foundations of Genetic Algorithms, V. 1. - 1991. - P. 205-218.</text:p>
        </text:list-item>
        <text:list-item>
          <text:p text:style-name="P11"><text:span text:style-name="T11"><text:s/></text:span><text:span text:style-name="T12">Ф. Уоссермен. Нейрокомпьютерная техника: теория и практика. Перевод на русский язык, Ю.</text:span><text:span text:style-name="T13"> </text:span><text:span text:style-name="T12">А.</text:span><text:span text:style-name="T13"> </text:span><text:span text:style-name="T12">Зуев, В.</text:span><text:span text:style-name="T13"> </text:span><text:span text:style-name="T12">А.</text:span><text:span text:style-name="T13"> </text:span><text:span text:style-name="T12">Точенов, 1992.</text:span></text:p>
        </text:list-item>
        <text:list-item>
          <text:p text:style-name="P9"><text:s/>Л.Г. Комарцова, А.В. Максимов. Нейрокомпьютеры. Москва. Издательство МГТУ имени Н.Э. Баумана, 2004.</text:p>
        </text:list-item>
        <text:list-item>
          <text:p text:style-name="P9"><text:s/>Н.И. Корсунов. Нейросетевые технологии в задачах аппроксимации и распознавания образов. Учебное пособие.</text:p>
        </text:list-item>
        <text:list-item>
          <text:p text:style-name="P9"><text:s/>С. Осовский. Нейронные сети для обработки информации. Перевод с польского И.Д. Рудинского. Москва, «Финансы и статискика», 2002.</text:p>
        </text:list-item>
        <text:list-item>
          <text:p text:style-name="P9"><text:s/>С.Хайкин. Нейронные сети. Полный курс. Москва-Санкт-Петербург-Киев, 2006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Bitstream Vera Sans" svg:font-family="'Bitstream Vera Sans', 'Lucida Grande', 'Trebuchet MS', sans-serif"/>
    <style:font-face style:name="OpenSymbol" svg:font-family="OpenSymbol"/>
    <style:font-face style:name="Tahoma2" svg:font-family="Tahoma"/>
    <style:font-face style:name="Times New Roman3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4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start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21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4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6-13T21:00:06</dc:date>
    <meta:editing-duration>PT06H40M09S</meta:editing-duration>
    <meta:editing-cycles>119</meta:editing-cycles>
    <meta:document-statistic meta:table-count="0" meta:image-count="0" meta:object-count="0" meta:page-count="3" meta:paragraph-count="30" meta:word-count="568" meta:character-count="3808"/>
    <meta:user-defined meta:name="Поле 1"/>
    <meta:user-defined meta:name="Поле 2"/>
    <meta:user-defined meta:name="Поле 3"/>
    <meta:user-defined meta:name="Поле 4"/>
  </office:meta>
</office:document-meta>
</file>